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officeooo:rsid="00223f20" officeooo:paragraph-rsid="00223f20" style:font-weight-asian="bold" style:font-weight-complex="bold"/>
    </style:style>
    <style:style style:name="P3" style:family="paragraph" style:parent-style-name="Standard">
      <style:text-properties fo:font-weight="bold" officeooo:rsid="0025035b" officeooo:paragraph-rsid="0025035b" style:font-weight-asian="bold" style:font-weight-complex="bold"/>
    </style:style>
    <style:style style:name="P4" style:family="paragraph" style:parent-style-name="Standard">
      <style:text-properties officeooo:rsid="001f05ab" officeooo:paragraph-rsid="001f05ab"/>
    </style:style>
    <style:style style:name="P5" style:family="paragraph" style:parent-style-name="Standard">
      <style:text-properties officeooo:rsid="00223f20" officeooo:paragraph-rsid="00223f20"/>
    </style:style>
    <style:style style:name="P6" style:family="paragraph" style:parent-style-name="Standard">
      <style:text-properties officeooo:rsid="0024f0ce" officeooo:paragraph-rsid="0024f0ce"/>
    </style:style>
    <style:style style:name="P7" style:family="paragraph" style:parent-style-name="Standard">
      <style:text-properties officeooo:rsid="00269997" officeooo:paragraph-rsid="00269997"/>
    </style:style>
    <style:style style:name="P8" style:family="paragraph" style:parent-style-name="Standard">
      <style:text-properties officeooo:rsid="002a052d" officeooo:paragraph-rsid="002a052d"/>
    </style:style>
    <style:style style:name="P9" style:family="paragraph" style:parent-style-name="Standard">
      <style:text-properties officeooo:rsid="002a9a7a" officeooo:paragraph-rsid="002a9a7a"/>
    </style:style>
    <style:style style:name="P10" style:family="paragraph" style:parent-style-name="Standard">
      <style:text-properties officeooo:rsid="002c1d9e" officeooo:paragraph-rsid="002c1d9e"/>
    </style:style>
    <style:style style:name="P11" style:family="paragraph" style:parent-style-name="Standard">
      <style:text-properties officeooo:rsid="002d4801" officeooo:paragraph-rsid="0030e12d"/>
    </style:style>
    <style:style style:name="P12" style:family="paragraph" style:parent-style-name="Standard">
      <style:text-properties officeooo:rsid="002d4801" officeooo:paragraph-rsid="003151ff"/>
    </style:style>
    <style:style style:name="P13" style:family="paragraph" style:parent-style-name="Standard">
      <style:text-properties officeooo:rsid="003151ff" officeooo:paragraph-rsid="003151ff"/>
    </style:style>
    <style:style style:name="P14" style:family="paragraph" style:parent-style-name="Standard">
      <style:text-properties officeooo:rsid="00334028" officeooo:paragraph-rsid="00334028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20fbe4"/>
    </style:style>
    <style:style style:name="T3" style:family="text">
      <style:text-properties fo:font-weight="normal" officeooo:rsid="0020fbe4" style:font-weight-asian="normal" style:font-weight-complex="normal"/>
    </style:style>
    <style:style style:name="T4" style:family="text">
      <style:text-properties officeooo:rsid="00223f20"/>
    </style:style>
    <style:style style:name="T5" style:family="text">
      <style:text-properties officeooo:rsid="00234ac7"/>
    </style:style>
    <style:style style:name="T6" style:family="text">
      <style:text-properties officeooo:rsid="00269997"/>
    </style:style>
    <style:style style:name="T7" style:family="text">
      <style:text-properties officeooo:rsid="0026e60e"/>
    </style:style>
    <style:style style:name="T8" style:family="text">
      <style:text-properties officeooo:rsid="00286741"/>
    </style:style>
    <style:style style:name="T9" style:family="text">
      <style:text-properties officeooo:rsid="002a052d"/>
    </style:style>
    <style:style style:name="T10" style:family="text">
      <style:text-properties officeooo:rsid="002a9a7a"/>
    </style:style>
    <style:style style:name="T11" style:family="text">
      <style:text-properties officeooo:rsid="002c1d9e"/>
    </style:style>
    <style:style style:name="T12" style:family="text">
      <style:text-properties officeooo:rsid="002fe90f"/>
    </style:style>
    <style:style style:name="T13" style:family="text">
      <style:text-properties officeooo:rsid="0030e12d"/>
    </style:style>
    <style:style style:name="T14" style:family="text">
      <style:text-properties officeooo:rsid="003151ff"/>
    </style:style>
    <style:style style:name="T15" style:family="text">
      <style:text-properties officeooo:rsid="0033436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Резервные копии <text:line-break/></text:span><text:span text:style-name="T3">3 экземпляра<text:line-break/>2 вида носителей<text:line-break/>1 экземпляр — в удалённой локации</text:span><text:line-break/><text:line-break/>RTO — Recovery Time Objective</text:p>
      <text:p text:style-name="Standard">Определение пробемы + доступ к хранилищу + копирование + восстановление + запуск приложения.</text:p>
      <text:p text:style-name="Standard"/>
      <text:p text:style-name="P4"><text:span text:style-name="T1">RPO — Recovery Point Objective</text:span><text:line-break/>Точка во времени, на которую должны быть восстановлены данные. Например, «Не более 24 часов от сбоя»<text:line-break/><text:line-break/><text:span text:style-name="T1">Глубина</text:span><text:line-break/><text:line-break/><text:span text:style-name="T1">Backup Level</text:span> - <text:line-break/>Full<text:line-break/>Diff<text:line-break/>Increment — <text:span text:style-name="T4">появилось в PostgresSql 17</text:span></text:p>
      <text:p text:style-name="P4"/>
      <text:p text:style-name="P2">Утилицы бекапирования</text:p>
      <text:p text:style-name="P5"/>
      <text:p text:style-name="P5">pg_dump<text:line-break/><text:line-break/>pg_dumpall<text:line-break/><text:line-break/>pg_basebackup <text:s/>- на основе <text:span text:style-name="T6">протокола репликации</text:span></text:p>
      <text:p text:style-name="P4"/>
      <text:p text:style-name="P5">Barman — open source Python утилита поверх pg_basebackup<text:line-break/><text:line-break/>Wal-G <text:line-break/><text:line-break/>PG_Probackup — инкрементальное бекапирование, контроль целостности данных без восстановление из бекапа.<text:line-break/><text:span text:style-name="T5">Платный. Заточен под PostgresPro<text:line-break/><text:line-break/>PG_BackRest</text:span></text:p>
      <text:p text:style-name="P5"/>
      <text:p text:style-name="P7">pg_receivewal — <text:span text:style-name="T8">на основе протокола репликации</text:span><text:line-break/><text:line-break/><text:span text:style-name="T7">veeam </text:span></text:p>
      <text:p text:style-name="P5"/>
      <text:p text:style-name="P6">Минус восстановления из копии — потеря данных после точки создания бекапа</text:p>
      <text:p text:style-name="P6"/>
      <text:p text:style-name="P3">Архив журналов</text:p>
      <text:p text:style-name="P7">1. Файловый архив Wal файлов.<text:line-break/>Файлы WAL архивируются после заполнения (16MB)<text:line-break/></text:p>
      <text:p text:style-name="P7">2. Потоковый — копирование незаполненого WAL файла (но, размер файла 16 Mb) <text:line-break/><text:line-break/>ALTER SYSTEM SET archive_mode = on;</text:p>
      <text:p text:style-name="P7"/>
      <text:p text:style-name="P7"><text:soft-page-break/></text:p>
      <text:p text:style-name="P8">Действия<text:line-break/>1. Создать и заполнить базу<text:line-break/>2. Создать каталог для копий</text:p>
      <text:p text:style-name="P8">3. дать права пользователю postgres</text:p>
      <text:p text:style-name="P8"/>
      <text:p text:style-name="P8">в файле postgressql.conf <text:line-break/>добавить команды <text:line-break/> <text:span text:style-name="T6">archive_mode<text:line-break/></text:span>archive_command=…</text:p>
      <text:p text:style-name="P8"/>
      <text:p text:style-name="P9">sudo -u postgres pg_basebackup -v -D /full_backup</text:p>
      <text:p text:style-name="P9"/>
      <text:p text:style-name="P9"><text:span text:style-name="T11">создаётся </text:span>полная копия <text:span text:style-name="T11">каталогка</text:span> /var/lib/postgressql/18/...</text:p>
      <text:p text:style-name="P9"/>
      <text:p text:style-name="P10">INSERT в бд</text:p>
      <text:p text:style-name="P10"/>
      <text:p text:style-name="P11">systemctl stop postgres<text:line-break/><text:line-break/>pg_lsclusters<text:line-break/><text:line-break/><text:line-break/><text:span text:style-name="T12">Проверка действия <text:s/></text:span><text:span text:style-name="T9">archive_command<text:line-break/></text:span></text:p>
      <text:p text:style-name="P12"><text:span text:style-name="T13">копируем текущее состояние в резервный каталог</text:span><text:span text:style-name="T9"><text:line-break/></text:span><text:span text:style-name="T12">mv </text:span><text:span text:style-name="T10">/var/lib/postgressql/18/</text:span><text:span text:style-name="T12">main<text:line-break/><text:line-break/></text:span><text:span text:style-name="T13">mkdir</text:span><text:span text:style-name="T12"> </text:span><text:span text:style-name="T10">/var/lib/postgressql/18/</text:span><text:span text:style-name="T12">main <text:s/>/</text:span><text:span text:style-name="T14">current_data</text:span><text:span text:style-name="T12"><text:line-break/><text:line-break/></text:span><text:span text:style-name="T13">c</text:span><text:span text:style-name="T14">p</text:span><text:span text:style-name="T13"> </text:span><text:span text:style-name="T10">/full_backup /var/lib/postgressql/18/</text:span><text:span text:style-name="T12">main<text:line-break/><text:line-break/>/</text:span><text:span text:style-name="T14">current_data/pg_wal → </text:span><text:span text:style-name="T10">/var/lib/postgressql/18/</text:span><text:span text:style-name="T12">main/</text:span><text:span text:style-name="T14">pg_wal</text:span></text:p>
      <text:p text:style-name="P12"/>
      <text:p text:style-name="P12"/>
      <text:p text:style-name="P12"/>
      <text:p text:style-name="P13">postgressql.conf<text:line-break/>recovery_commad=...<text:line-break/>recoveruy_target_time=...<text:line-break/></text:p>
      <text:p text:style-name="P14">запуск сервера<text:line-break/>В логах Postgres — просмотр <text:line-break/><text:line-break/>БД находится в режиме восстановления<text:line-break/>SELECT pg_wal_replay_resume(); -- <text:span text:style-name="T15">пре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23T20:24:51.413695503</meta:creation-date>
    <dc:date>2025-12-25T23:45:46.675541862</dc:date>
    <meta:editing-duration>P2DT3H10M26S</meta:editing-duration>
    <meta:editing-cycles>18</meta:editing-cycles>
    <meta:generator>LibreOffice/24.2.7.2$Linux_X86_64 LibreOffice_project/420$Build-2</meta:generator>
    <meta:document-statistic meta:table-count="0" meta:image-count="0" meta:object-count="0" meta:page-count="2" meta:paragraph-count="21" meta:word-count="219" meta:character-count="1832" meta:non-whitespace-character-count="1592"/>
  </office:meta>
</office:document-meta>
</file>